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bccb" officeooo:paragraph-rsid="0002bccb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02bccb" officeooo:paragraph-rsid="0002bccb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bold" officeooo:rsid="0002bccb" officeooo:paragraph-rsid="0002bccb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02bccb" officeooo:paragraph-rsid="0002bccb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034b01" officeooo:paragraph-rsid="00034b01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arial" officeooo:rsid="0002bccb" officeooo:paragraph-rsid="0002bccb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arial" officeooo:rsid="00034b01" officeooo:paragraph-rsid="00034b01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arial" officeooo:rsid="0004cbe3" officeooo:paragraph-rsid="0004cbe3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arial" officeooo:rsid="000653e4" officeooo:paragraph-rsid="000653e4"/>
    </style:style>
    <style:style style:name="P10" style:family="paragraph" style:parent-style-name="Standard">
      <style:paragraph-properties fo:text-align="justify" style:justify-single-word="false"/>
      <style:text-properties style:font-name="arial" officeooo:rsid="000653e4" officeooo:paragraph-rsid="000653e4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arial" officeooo:rsid="000824a4" officeooo:paragraph-rsid="000824a4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arial" officeooo:rsid="00092eb0" officeooo:paragraph-rsid="000ac003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arial" officeooo:rsid="000ac003" officeooo:paragraph-rsid="000ac003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arial" officeooo:rsid="000b7581" officeooo:paragraph-rsid="000b7581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arial" officeooo:rsid="000cd936" officeooo:paragraph-rsid="000cd936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arial" officeooo:rsid="000e3ee5" officeooo:paragraph-rsid="000e3ee5"/>
    </style:style>
    <style:style style:name="P17" style:family="paragraph" style:parent-style-name="Standard" style:list-style-name="L1">
      <style:paragraph-properties fo:text-align="justify" style:justify-single-word="false"/>
      <style:text-properties officeooo:paragraph-rsid="000653e4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0653e4" officeooo:paragraph-rsid="000653e4"/>
    </style:style>
    <style:style style:name="T1" style:family="text">
      <style:text-properties officeooo:rsid="0004cbe3"/>
    </style:style>
    <style:style style:name="T2" style:family="text">
      <style:text-properties style:font-name="arial"/>
    </style:style>
    <style:style style:name="T3" style:family="text">
      <style:text-properties style:font-name="arial" officeooo:rsid="0004cbe3"/>
    </style:style>
    <style:style style:name="T4" style:family="text">
      <style:text-properties style:font-name="arial" officeooo:rsid="000653e4"/>
    </style:style>
    <style:style style:name="T5" style:family="text">
      <style:text-properties style:font-name="arial" officeooo:rsid="000824a4"/>
    </style:style>
    <style:style style:name="T6" style:family="text">
      <style:text-properties officeooo:rsid="000ac003"/>
    </style:style>
    <style:style style:name="T7" style:family="text">
      <style:text-properties officeooo:rsid="000cd936"/>
    </style:style>
    <style:style style:name="T8" style:family="text">
      <style:text-properties officeooo:rsid="000e3ee5"/>
    </style:style>
    <style:style style:name="T9" style:family="text">
      <style:text-properties fo:color="#ce9178" style:font-name="Droid Sans Mono" fo:font-size="10.5pt" fo:font-weight="normal" officeooo:rsid="000e3ee5" fo:background-color="#0000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urso HTML5 CSS3 – Curso em Vídeo</text:p>
      <text:p text:style-name="P1"/>
      <text:p text:style-name="P3">Módulo 1 - </text:p>
      <text:p text:style-name="P4"/>
      <text:list xml:id="list1360491140" text:style-name="L1">
        <text:list-item>
          <text:p text:style-name="P6">Um arquivo html termina com a extensão .html (index.html);</text:p>
          <text:p text:style-name="P6"/>
        </text:list-item>
        <text:list-item>
          <text:p text:style-name="P6">A estrutura de um arquivo HTML é a seguinte:</text:p>
          <text:p text:style-name="P6"/>
          <text:p text:style-name="P6">&lt;!DOCTYPE html&gt;</text:p>
          <text:p text:style-name="P6">&lt;html lang="pt-br"&gt;</text:p>
          <text:p text:style-name="P6">&lt;head&gt;</text:p>
          <text:p text:style-name="P6"><text:s text:c="4"/>&lt;meta charset="UTF-8"&gt;</text:p>
          <text:p text:style-name="P6"><text:s text:c="4"/>&lt;meta http-equiv="X-UA-Compatible" content="IE=edge"&gt;</text:p>
          <text:p text:style-name="P6"><text:s text:c="4"/>&lt;meta name="viewport" content="width=device-width, initial-scale=1.0"&gt;</text:p>
          <text:p text:style-name="P6"><text:s text:c="4"/>&lt;title&gt;Document&lt;/title&gt;</text:p>
          <text:p text:style-name="P6">&lt;/head&gt;</text:p>
          <text:p text:style-name="P6">&lt;body&gt;</text:p>
          <text:p text:style-name="P6"><text:s text:c="3"/></text:p>
          <text:p text:style-name="P6"><text:s text:c="4"/></text:p>
          <text:p text:style-name="P6">&lt;/body&gt;</text:p>
          <text:p text:style-name="P6">&lt;/html&gt;</text:p>
          <text:p text:style-name="P6"/>
        </text:list-item>
        <text:list-item>
          <text:p text:style-name="P6">No VSCode há um atalho para a criação da estrutura de forma automática através da tecla ‘!’ ;</text:p>
        </text:list-item>
        <text:list-item>
          <text:p text:style-name="P6">Parágrafos são marcados pela tag p (&lt;p&gt; &lt;/p&gt;). O conteúdo escrito entre a abertura e o fechamento da tag é interpretado pelo navegador como um parágrafo;</text:p>
        </text:list-item>
        <text:list-item>
          <text:p text:style-name="P6">Uma quebra de linha é feita através da tag br (&lt;br&gt;);</text:p>
        </text:list-item>
        <text:list-item>
          <text:p text:style-name="P6">Podemos adicionar símbolos especiais como: &amp;reg; &amp;copy; &amp;trade; &amp;euro; &amp;pound;</text:p>
          <text:p text:style-name="P6"><text:s/>&amp;real; &amp;dollar; que resultam em ® © ™ € £ ℜ $;</text:p>
        </text:list-item>
        <text:list-item>
          <text:p text:style-name="P6">Podemos adicionar emojis como: &amp;#x1F615; &amp;#x1F1E6; que resultam em 😕 🇦;</text:p>
        </text:list-item>
        <text:list-item>
          <text:p text:style-name="P7">Para inserir imagens utilizamos a tag img (&lt;img&gt;). Dentro dela, utilizamos src (source) para informar a origem da imagem e alt (alt text ou texto alternativo) para informar ao navegador do que se trata a imagem. </text:p>
          <text:list>
            <text:list-item>
              <text:p text:style-name="P7">Um exemplo de utilização de imagem que se encontra no servidor é : &lt;img src="imagens/html-logo-250.png" alt="logo html5"&gt;</text:p>
            </text:list-item>
            <text:list-item>
              <text:p text:style-name="P7">Um exemplo de utilização de uma imagem da internet é: <text:s/>&lt;img src="https://logospng.org/download/javascript/logo-javascript-icon-256.png" alt="logo javascript"&gt;</text:p>
            </text:list-item>
          </text:list>
        </text:list-item>
        <text:list-item>
          <text:p text:style-name="P7">Para adicionar um ícone no site devemos modificar o campo head (cabeçalho) do html inserindo a tag link (&lt;link&gt;). Dentro dela usamos o rel para relacionar o arquivo que será recebido e href para informar de onde o ícone será buscado. Um exemplo: &lt;link rel="shortcut icon" href="imagens/html5-icone.ico"&gt;;</text:p>
        </text:list-item>
        <text:list-item>
          <text:p text:style-name="P7">Um título é marcado pela tag h#, onde # significa o número dentro da escala de hierarquia do título. Os títulos possuem uma hierarquia que vai de h1 até h6, onde h1 seria um título principal e os demais, subtítulos. <text:span text:style-name="T1">Exemplo:</text:span></text:p>
          <text:p text:style-name="P7"><text:s text:c="6"/>&lt;body&gt;</text:p>
          <text:list>
            <text:list-item>
              <text:list>
                <text:list-header>
                  <text:p text:style-name="P7"><text:span text:style-name="T1">&lt;h1&gt; Título principal &lt;/h1&gt;</text:span> <text:s text:c="5"/></text:p>
                  <text:p text:style-name="P7"><text:span text:style-name="T1">&lt;h2&gt; Subtítulo &lt;/h2&gt;</text:span> <text:s text:c="9"/></text:p>
                </text:list-header>
              </text:list>
            </text:list-item>
          </text:list>
          <text:p text:style-name="P7"><text:s text:c="6"/>&lt;/body&gt;</text:p>
        </text:list-item>
        <text:list-item>
          <text:p text:style-name="P8"><text:soft-page-break/>Textos podem ser formatados através do HTML. Existem marcações semânticas e não semânticas que entregam visualmente o mesmo resultado, porém são diferentes para os mecanismos de busca.</text:p>
          <text:list>
            <text:list-item>
              <text:p text:style-name="P8">Não semânticas:</text:p>
              <text:list>
                <text:list-item>
                  <text:p text:style-name="P8">negrito (&lt;b&gt; &lt;/b&gt;); </text:p>
                </text:list-item>
                <text:list-item>
                  <text:p text:style-name="P8">itálico(&lt;i&gt; &lt;/i&gt;); </text:p>
                </text:list-item>
                <text:list-item>
                  <text:p text:style-name="P8">sublinhado (&lt;u&gt; &lt;/u&gt;);</text:p>
                </text:list-item>
              </text:list>
            </text:list-item>
            <text:list-item>
              <text:p text:style-name="P8">Semânticas:</text:p>
              <text:list>
                <text:list-item>
                  <text:p text:style-name="P8">strong (&lt;strong&gt; &lt;/strong&gt;); </text:p>
                </text:list-item>
                <text:list-item>
                  <text:p text:style-name="P8">ênfase (&lt;em&gt; &lt;/em&gt;); </text:p>
                </text:list-item>
                <text:list-item>
                  <text:p text:style-name="P8">marca-texto (&lt;mark&gt; &lt;/mark&gt;) que pode ter a cor modificada utilizando style = “background-color: cor desejada;”; </text:p>
                </text:list-item>
                <text:list-item>
                  <text:p text:style-name="P8">letras grandes ou pequenas (&lt;big&gt; &lt;/big&gt; e &lt;small&gt; &lt;/small&gt;);</text:p>
                </text:list-item>
                <text:list-item>
                  <text:p text:style-name="P8">texto deletado (&lt;del&gt; &lt;/del&gt;);</text:p>
                </text:list-item>
                <text:list-item>
                  <text:p text:style-name="P8">texto inserido (&lt;ins&gt; &lt;/ins&gt;);</text:p>
                </text:list-item>
                <text:list-item>
                  <text:p text:style-name="P8">texto sobrescrito (&lt;sup&gt; &lt;/sup&gt;);</text:p>
                </text:list-item>
                <text:list-item>
                  <text:p text:style-name="P8">texto subescrito (&lt;sub&gt; &lt;/sub&gt;);</text:p>
                </text:list-item>
                <text:list-item>
                  <text:p text:style-name="P17"><text:span text:style-name="T3">t</text:span><text:span text:style-name="T4">exto pré formatado </text:span><text:span text:style-name="T3">(&lt;</text:span><text:span text:style-name="T4">pre</text:span><text:span text:style-name="T3">&gt; &lt;/</text:span><text:span text:style-name="T4">pre</text:span><text:span text:style-name="T3">&gt;);</text:span></text:p>
                </text:list-item>
                <text:list-item>
                  <text:p text:style-name="P18"><text:span text:style-name="T3">i</text:span><text:span text:style-name="T2">nserir código (&lt;code&gt;/&lt;code&gt;);</text:span></text:p>
                </text:list-item>
                <text:list-item>
                  <text:p text:style-name="P9">citação simples (&lt;q&gt;&lt;/q&gt;);</text:p>
                </text:list-item>
                <text:list-item>
                  <text:p text:style-name="P9">citação completa (&lt;blockquote cite = “origem de onde foi retirada a sitação (se estiver na internet)”&gt; &lt;/blockquote&gt;);</text:p>
                </text:list-item>
                <text:list-item>
                  <text:p text:style-name="P9">abreviações (&lt;abbr&gt; &lt;/abbr&gt;);</text:p>
                </text:list-item>
                <text:list-item>
                  <text:p text:style-name="P9">texto invertido (&lt;bdo dir = “rtl” (direita para esquerda) ou “ltr” (esquerda para direita)&gt; &lt;/bdo&gt;);</text:p>
                </text:list-item>
              </text:list>
            </text:list-item>
          </text:list>
        </text:list-item>
        <text:list-item>
          <text:p text:style-name="P9">Podemos listar coisas através do html. Existem dois tipos de listas:</text:p>
          <text:list>
            <text:list-item>
              <text:p text:style-name="P9">Listas ordenadas (a ordem faz diferença) são feitas pela tag ol (&lt;ol&gt; &lt;/ol&gt;). Possuem tipo (type) que indicam de que forma ela será enumerada (partindo de 1, partindo de ‘a’ ou ‘A’, partindo de números romanos ‘i’ ou ‘I’).</text:p>
            </text:list-item>
            <text:list-item>
              <text:p text:style-name="P17"><text:span text:style-name="T4">Listas não ordenadas são feitas pela tag ul (&lt;ul&gt; &lt;/ul&gt;). Possuem tipo (type) que indicam como os elementos da lista serão marcados (circle, </text:span><text:span text:style-name="T5">entre outros);</text:span></text:p>
            </text:list-item>
            <text:list-item>
              <text:p text:style-name="P11">Os elementos de uma lista são marcados pela tag li (&lt;li&gt; &lt;/li&gt;);</text:p>
            </text:list-item>
          </text:list>
        </text:list-item>
        <text:list-item>
          <text:p text:style-name="P12">Podemos utilizar links e<text:span text:style-name="T6">m </text:span>âncoras <text:span text:style-name="T6">(&lt;a&gt; &lt;/a&gt;)</text:span> <text:span text:style-name="T6">que servem para redirecionar o usuário para outra página. Dentro da tag, utilizamos o href para referenciar o link da página a qual o usuário será direcionado;</text:span></text:p>
          <text:list>
            <text:list-item>
              <text:p text:style-name="P12"><text:span text:style-name="T6">Podemos usar o target para dizer que será aberta uma nova aba e qual tipo de página será aberto, por exemplo target = “_blank” para indicar uma página em branco, ou target = “_self” para que o link seja aberto na aba atual;</text:span></text:p>
              <text:list>
                <text:list-item>
                  <text:p text:style-name="P13">O rel pode ser utilizado para indicar ao navegador que uma página é a próxima ou anterior à outra (rel = “next” ou rel = “prev”);</text:p>
                </text:list-item>
              </text:list>
            </text:list-item>
            <text:list-item>
              <text:p text:style-name="P12"><text:span text:style-name="T6">Usamos o rel para dizer ao navegador se esse link direciona a uma página interna (que támbém pertence ao site) através do rel = “internal” ou sem rel, assim como para uma página externa (que leva para outro site) por rel = “external”;</text:span></text:p>
            </text:list-item>
            <text:list-item>
              <text:p text:style-name="P14">Podemos indicar ao navegador que um conteúdo deve ser baixado e não aberto em outra aba através do download – ex (download = “organizacao-aulas.pdf”). Podemos também informar o tipo do arquivo que será baixado através do type – ex (type = “application/pdf”). Um arquivo compactado já será baixado automaticamente, sem necessidade de informar nada ao navegador;</text:p>
            </text:list-item>
          </text:list>
        </text:list-item>
        <text:list-item>
          <text:p text:style-name="P14"><text:soft-page-break/>As mídias podem ser modificadas para se ajustar melhor ao tamanho de tela em que ela é mostrada;</text:p>
        </text:list-item>
        <text:list-item>
          <text:p text:style-name="P14">A tag picture (&lt;picture&gt; &lt;/picture&gt;) <text:span text:style-name="T7">indica que há uma foto. </text:span></text:p>
        </text:list-item>
        <text:list-item>
          <text:p text:style-name="P15">A tag source (&lt;src&gt; &lt;/src&gt;) pode ser usada para indicar outras fotos que substituirão a foto original. <text:span text:style-name="T8">Dentro dela:</text:span></text:p>
          <text:list>
            <text:list-item>
              <text:p text:style-name="P15">utilizamos media e a condição de substituição – <text:span text:style-name="T8">ex (media = “(max-width:550px)”);</text:span></text:p>
            </text:list-item>
            <text:list-item>
              <text:p text:style-name="P16">utilizamos srcset para passar a origem da imagem – ex (srcset="imagens/foto-p.png");</text:p>
            </text:list-item>
            <text:list-item>
              <text:p text:style-name="P16">utilizamos type para dizer qual é o tipo da imagem;</text:p>
            </text:list-item>
          </text:list>
        </text:list-item>
        <text:list-item>
          <text:p text:style-name="P16"/>
          <text:p text:style-name="P12"/>
        </text:list-item>
      </text:list>
      <text:p text:style-name="P10"/>
      <text:list xml:id="list193624388890765" text:continue-numbering="true" text:style-name="L1">
        <text:list-header>
          <text:p text:style-name="P7"/>
        </text:list-header>
      </text:list>
      <text:p text:style-name="P5"/>
      <text:p text:style-name="P4"><text:tab/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1T15:42:40.505249426</meta:creation-date>
    <dc:date>2023-01-01T19:36:22.060211481</dc:date>
    <meta:editing-duration>PT10M3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74" meta:word-count="864" meta:character-count="5184" meta:non-whitespace-character-count="4389"/>
  </office:meta>
</office:document-meta>
</file>